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70000004739891F1E4D14FFC9.png" manifest:media-type="image/png"/>
  <manifest:file-entry manifest:full-path="Pictures/1000020100000925000002BE2C6BC49FCE00AF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tillium Web" svg:font-family="'Titillium We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25%" draw:textarea-horizontal-align="justify" draw:textarea-vertical-align="middle" draw:auto-grow-height="false" fo:min-height="2.948cm" fo:min-width="7.81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svg:stroke-color="#530260" draw:fill-color="#f2cbf8" draw:opacity="25%" draw:textarea-horizontal-align="justify" draw:textarea-vertical-align="middle" draw:auto-grow-height="false" fo:min-height="2.948cm" fo:min-width="11.7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svg:stroke-color="#106802" draw:fill-color="#ccf4c6" draw:opacity="25%" draw:textarea-horizontal-align="justify" draw:textarea-vertical-align="middle" draw:auto-grow-height="false" fo:min-height="3.302cm" fo:min-width="6.084cm"/>
    </style:style>
    <style:style style:name="gr7" style:family="graphic" style:parent-style-name="standard">
      <style:graphic-properties svg:stroke-color="#876900" draw:fill-color="#fde9a9" draw:opacity="25%" draw:textarea-horizontal-align="justify" draw:textarea-vertical-align="middle" draw:auto-grow-height="false" fo:min-height="2.91cm" fo:min-width="4.672cm"/>
    </style:style>
    <style:style style:name="gr8" style:family="graphic" style:parent-style-name="standard">
      <style:graphic-properties svg:stroke-color="#622502" draw:fill-color="#f09e6f" draw:opacity="25%" draw:textarea-horizontal-align="justify" draw:textarea-vertical-align="middle" draw:auto-grow-height="false" fo:min-height="2.211cm" fo:min-width="6.201cm"/>
      <style:paragraph-properties style:writing-mode="lr-tb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0.342cm" fo:min-width="0.6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1cm"/>
      <style:paragraph-properties style:writing-mode="lr-tb"/>
    </style:style>
    <style:style style:name="gr11" style:family="graphic" style:parent-style-name="standard">
      <style:graphic-properties svg:stroke-color="#106802" draw:fill-color="#ccf4c6" draw:opacity="25%" draw:textarea-horizontal-align="justify" draw:textarea-vertical-align="middle" draw:auto-grow-height="false" fo:min-height="3.302cm" fo:min-width="16.31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530260" draw:fill-color="#f2cbf8" draw:opacity="25%" draw:textarea-vertical-align="middle" draw:auto-grow-height="false" fo:min-height="2.948cm" fo:min-width="11.756cm"/>
    </style:style>
    <style:style style:name="gr14" style:family="graphic" style:parent-style-name="standard">
      <style:graphic-properties svg:stroke-color="#3465a4" draw:fill-color="#729fcf" draw:opacity="25%" draw:textarea-vertical-align="middle" draw:auto-grow-height="false" fo:min-height="2.948cm" fo:min-width="7.819cm"/>
    </style:style>
    <style:style style:name="gr15" style:family="graphic" style:parent-style-name="standard">
      <style:graphic-properties svg:stroke-color="#876900" draw:fill-color="#fde9a9" draw:opacity="25%" draw:textarea-vertical-align="middle" draw:auto-grow-height="false" fo:min-height="2.91cm" fo:min-width="4.672cm"/>
    </style:style>
    <style:style style:name="gr16" style:family="graphic" style:parent-style-name="standard">
      <style:graphic-properties svg:stroke-color="#622502" draw:fill-color="#f09e6f" draw:opacity="25%" draw:textarea-vertical-align="middle" draw:auto-grow-height="false" fo:min-height="2.211cm" fo:min-width="6.201cm"/>
    </style:style>
    <style:style style:name="gr17" style:family="graphic" style:parent-style-name="standard">
      <style:graphic-properties svg:stroke-color="#106802" draw:fill-color="#ccf4c6" draw:opacity="25%" draw:textarea-vertical-align="middle" draw:auto-grow-height="false" fo:min-height="2.551cm" fo:min-width="3.5cm"/>
    </style:style>
    <style:style style:name="gr18" style:family="graphic" style:parent-style-name="standard">
      <style:graphic-properties svg:stroke-color="#106802" draw:fill-color="#ccf4c6" draw:opacity="25%" draw:textarea-vertical-align="middle" draw:auto-grow-height="false" fo:min-height="2.551cm" fo:min-width="4.007cm" draw:shadow-offset-x="0cm" draw:shadow-offset-y="0cm"/>
    </style:style>
    <style:style style:name="gr19" style:family="graphic" style:parent-style-name="standard">
      <style:graphic-properties svg:stroke-color="#530260" draw:fill-color="#f2cbf8" draw:opacity="25%" draw:textarea-vertical-align="middle" draw:auto-grow-height="false" fo:min-height="2.948cm" fo:min-width="11.756cm" draw:shadow-offset-x="0.2cm" draw:shadow-offset-y="0.2cm"/>
    </style:style>
    <style:style style:name="gr20" style:family="graphic" style:parent-style-name="standard">
      <style:graphic-properties draw:opacity="25%" draw:textarea-vertical-align="middle" draw:auto-grow-height="false" fo:min-height="2.948cm" fo:min-width="7.819cm"/>
    </style:style>
    <style:style style:name="gr21" style:family="graphic" style:parent-style-name="standard">
      <style:graphic-properties svg:stroke-color="#876900" draw:fill-color="#fde9a9" draw:opacity="25%" draw:textarea-vertical-align="middle" draw:auto-grow-height="false" fo:min-height="4.932cm" fo:min-width="5.448cm" draw:shadow-offset-x="0.2cm" draw:shadow-offset-y="0.2cm"/>
    </style:style>
    <style:style style:name="gr22" style:family="graphic" style:parent-style-name="standard">
      <style:graphic-properties svg:stroke-color="#106802" draw:fill-color="#ccf4c6" draw:opacity="25%" draw:textarea-vertical-align="middle" draw:auto-grow-height="false" fo:min-height="3.302cm" fo:min-width="6.084cm" draw:shadow-offset-x="0.2cm" draw:shadow-offset-y="0.2cm"/>
    </style:style>
    <style:style style:name="gr23" style:family="graphic" style:parent-style-name="standard">
      <style:graphic-properties draw:opacity="25%" draw:textarea-vertical-align="middle" draw:auto-grow-height="false" fo:min-height="4.15cm" fo:min-width="3.5cm"/>
    </style:style>
    <style:style style:name="gr24" style:family="graphic" style:parent-style-name="standard">
      <style:graphic-properties svg:stroke-color="#622502" draw:fill-color="#f09e6f" draw:opacity="25%" draw:textarea-horizontal-align="justify" draw:textarea-vertical-align="middle" draw:auto-grow-height="false" fo:min-height="1.499cm" fo:min-width="2.514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106802" draw:fill="solid" draw:fill-color="#ccf4c6" draw:opacity="100%" draw:textarea-vertical-align="middle" draw:auto-grow-height="false" draw:fit-to-size="false" style:shrink-to-fit="false" fo:min-height="1.499cm" fo:min-width="2.29cm" fo:padding-top="0.125cm" fo:padding-bottom="0.125cm" fo:padding-left="0.25cm" fo:padding-right="0.25cm" fo:wrap-option="no-wrap" draw:shadow="hidden" draw:shadow-offset-x="0.2cm" draw:shadow-offset-y="0.2cm" draw:shadow-color="#808080" draw:shadow-opacity="100%"/>
      <style:paragraph-properties style:writing-mode="lr-tb"/>
    </style:style>
    <style:style style:name="gr26" style:family="graphic" style:parent-style-name="standard" style:list-style-name="L1">
      <style:graphic-properties draw:stroke="solid" svg:stroke-width="0cm" svg:stroke-color="#876900" draw:fill="solid" draw:fill-color="#fde9a9" draw:opacity="100%" draw:textarea-vertical-align="middle" draw:auto-grow-height="false" draw:fit-to-size="false" style:shrink-to-fit="false" fo:min-height="1.499cm" fo:min-width="2.29cm" fo:padding-top="0.125cm" fo:padding-bottom="0.125cm" fo:padding-left="0.25cm" fo:padding-right="0.25cm" fo:wrap-option="no-wrap" draw:shadow="hidden" draw:shadow-offset-x="0.2cm" draw:shadow-offset-y="0.2cm" draw:shadow-color="#808080" draw:shadow-opacity="100%"/>
      <style:paragraph-properties style:writing-mode="lr-tb"/>
    </style:style>
    <style:style style:name="gr27" style:family="graphic" style:parent-style-name="standard" style:list-style-name="L1">
      <style:graphic-properties draw:stroke="solid" svg:stroke-width="0cm" draw:fill="solid" draw:fill-color="#729fcf" draw:opacity="100%" draw:textarea-vertical-align="middle" draw:auto-grow-height="false" draw:fit-to-size="false" style:shrink-to-fit="false" fo:min-height="1.499cm" fo:min-width="2.29cm" fo:padding-top="0.125cm" fo:padding-bottom="0.125cm" fo:padding-left="0.25cm" fo:padding-right="0.25cm" fo:wrap-option="no-wrap" draw:shadow="hidden" draw:shadow-offset-x="0.2cm" draw:shadow-offset-y="0.2cm" draw:shadow-color="#808080" draw:shadow-opacity="100%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530260" draw:fill="solid" draw:fill-color="#f2cbf8" draw:opacity="100%" draw:textarea-vertical-align="middle" draw:auto-grow-height="false" draw:fit-to-size="false" style:shrink-to-fit="false" fo:min-height="1.499cm" fo:min-width="2.29cm" fo:padding-top="0.125cm" fo:padding-bottom="0.125cm" fo:padding-left="0.25cm" fo:padding-right="0.25cm" fo:wrap-option="no-wrap" draw:shadow="hidden" draw:shadow-offset-x="0.2cm" draw:shadow-offset-y="0.2cm" draw:shadow-color="#808080" draw:shadow-opacity="100%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106802" draw:fill="solid" draw:fill-color="#ccf4c6" draw:opacity="100%" draw:textarea-vertical-align="middle" draw:auto-grow-height="false" draw:fit-to-size="false" style:shrink-to-fit="false" fo:min-height="1.499cm" fo:min-width="2.29cm" fo:padding-top="0.125cm" fo:padding-bottom="0.125cm" fo:padding-left="0.25cm" fo:padding-right="0.25cm" fo:wrap-option="no-wrap" draw:shadow="hidden" draw:shadow-offset-x="0.2cm" draw:shadow-offset-y="0.2cm" draw:shadow-color="#808080" draw:shadow-opacity="100%"/>
      <style:paragraph-properties style:writing-mode="lr-tb"/>
    </style:style>
    <style:style style:name="gr30" style:family="graphic" style:parent-style-name="standard">
      <style:graphic-properties draw:stroke="none" draw:textarea-horizontal-align="justify" draw:textarea-vertical-align="middle" draw:auto-grow-height="false" fo:min-height="0.55cm" fo:min-width="2.1cm"/>
    </style:style>
    <style:style style:name="gr31" style:family="graphic" style:parent-style-name="standard">
      <style:graphic-properties draw:stroke="none" draw:textarea-vertical-align="middle" draw:auto-grow-height="false" fo:min-height="2.951cm" fo:min-width="3.1cm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0.75cm" fo:min-width="0.4cm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2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369a3"/>
    </style:style>
    <style:style style:name="P5" style:family="paragraph">
      <loext:graphic-properties draw:fill-color="#f2cbf8" draw:opacity="25%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530260"/>
    </style:style>
    <style:style style:name="P7" style:family="paragraph">
      <loext:graphic-properties draw:fill-color="#ccf4c6" draw:opacity="25%"/>
      <style:paragraph-properties fo:text-align="center"/>
    </style:style>
    <style:style style:name="P8" style:family="paragraph">
      <loext:graphic-properties draw:fill-color="#fde9a9" draw:opacity="25%"/>
      <style:paragraph-properties fo:text-align="center"/>
    </style:style>
    <style:style style:name="P9" style:family="paragraph">
      <loext:graphic-properties draw:fill-color="#f09e6f" draw:opacity="25%"/>
      <style:paragraph-properties fo:text-align="center" style:writing-mode="lr-tb"/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76900"/>
    </style:style>
    <style:style style:name="P11" style:family="paragraph">
      <loext:graphic-properties draw:fill-color="#808080"/>
      <style:paragraph-properties fo:text-align="center"/>
      <style:text-properties fo:color="#808080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22502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106802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-color="#729fcf" draw:opacity="25%"/>
      <style:paragraph-properties fo:text-align="center"/>
    </style:style>
    <style:style style:name="P17" style:family="paragraph">
      <loext:graphic-properties draw:fill-color="#f09e6f" draw:opacity="25%"/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-color="#f09e6f" draw:opacity="25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0" style:family="paragraph">
      <loext:graphic-properties draw:fill="solid" draw:fill-color="#ccf4c6" draw:opacity="100%"/>
      <style:paragraph-properties fo:margin-left="0cm" fo:margin-right="0cm" fo:margin-top="0cm" fo:margin-bottom="0cm" fo:line-height="100%" fo:text-align="center" fo:text-indent="0cm" style:writing-mode="lr-tb" style:font-independent-line-spacing="false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loext:graphic-properties draw:fill="solid" draw:fill-color="#fde9a9" draw:opacity="100%"/>
      <style:paragraph-properties fo:margin-left="0cm" fo:margin-right="0cm" fo:margin-top="0cm" fo:margin-bottom="0cm" fo:line-height="100%" fo:text-align="center" fo:text-indent="0cm" style:writing-mode="lr-tb" style:font-independent-line-spacing="false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writing-mode="lr-tb" style:font-independent-line-spacing="false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3" style:family="paragraph">
      <loext:graphic-properties draw:fill="solid" draw:fill-color="#f2cbf8" draw:opacity="100%"/>
      <style:paragraph-properties fo:margin-left="0cm" fo:margin-right="0cm" fo:margin-top="0cm" fo:margin-bottom="0cm" fo:line-height="100%" fo:text-align="center" fo:text-indent="0cm" style:writing-mode="lr-tb" style:font-independent-line-spacing="false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4" style:family="paragraph">
      <loext:graphic-properties draw:fill-color="#ffffff"/>
    </style:style>
    <style:style style:name="T1" style:family="text">
      <style:text-properties fo:color="#0369a3"/>
    </style:style>
    <style:style style:name="T2" style:family="text">
      <style:text-properties fo:color="#530260"/>
    </style:style>
    <style:style style:name="T3" style:family="text">
      <style:text-properties fo:color="#876900"/>
    </style:style>
    <style:style style:name="T4" style:family="text">
      <style:text-properties fo:color="#622502"/>
    </style:style>
    <style:style style:name="T5" style:family="text">
      <style:text-properties fo:color="#622502" fo:font-size="10pt" style:font-size-asian="10pt" style:font-size-complex="10pt"/>
    </style:style>
    <style:style style:name="T6" style:family="text">
      <style:text-properties fo:color="#622502" fo:font-size="40pt" style:font-size-asian="40pt" style:font-size-complex="40pt"/>
    </style:style>
    <style:style style:name="T7" style:family="text">
      <style:text-properties fo:color="#10680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567cm" svg:height="8.266cm" svg:x="0cm" svg:y="6.726cm">
          <draw:image xlink:href="Pictures/1000020100000925000002BE2C6BC49FCE00AFB5.png" xlink:type="simple" xlink:show="embed" xlink:actuate="onLoad" loext:mime-type="image/png">
            <text:p/>
          </draw:image>
        </draw:frame>
        <draw:custom-shape draw:style-name="gr2" draw:text-style-name="P2" draw:layer="layout" svg:width="8.665cm" svg:height="3.544cm" svg:x="0.097cm" svg:y="11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348cm" svg:height="0.962cm" svg:x="1.654cm" svg:y="11.752cm">
          <draw:text-box>
            <text:p text:style-name="P3"><text:span text:style-name="T1">Inventaire</text:span></text:p>
          </draw:text-box>
        </draw:frame>
        <draw:custom-shape draw:style-name="gr4" draw:text-style-name="P5" draw:layer="layout" svg:width="12.602cm" svg:height="3.544cm" svg:x="9.077cm" svg:y="11.7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3.6cm" svg:height="1.673cm" svg:x="9.3cm" svg:y="11.752cm">
          <draw:text-box>
            <text:p text:style-name="P3"><text:span text:style-name="T2">Recherche</text:span></text:p>
          </draw:text-box>
        </draw:frame>
        <draw:custom-shape draw:style-name="gr6" draw:text-style-name="P7" draw:layer="layout" svg:width="6.968cm" svg:height="3.936cm" svg:x="20.6cm" svg:y="6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512cm" svg:height="3.5cm" svg:x="22.055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.967cm" svg:height="2.727cm" svg:x="20.6cm" svg:y="2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4.2cm" svg:height="1.673cm" svg:x="22cm" svg:y="11.727cm">
          <draw:text-box>
            <text:p text:style-name="P3"><text:span text:style-name="T3">Commande</text:span></text:p>
          </draw:text-box>
        </draw:frame>
        <draw:custom-shape draw:style-name="gr9" draw:text-style-name="P11" draw:layer="layout" svg:width="1.378cm" svg:height="1.182cm" draw:transform="rotate (1.5707963267949) translate (23.577cm 6.7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3" draw:layer="layout" svg:width="6.063cm" svg:height="2.931cm" svg:x="21.117cm" svg:y="2.6cm">
          <draw:text-box>
            <text:p text:style-name="P3"><text:span text:style-name="T4">Facturation</text:span></text:p>
            <text:p text:style-name="P3"><text:span text:style-name="T5"/></text:p>
            <text:p text:style-name="P12"><text:span text:style-name="T6">€</text:span><text:span text:style-name="T6">/$</text:span></text:p>
          </draw:text-box>
        </draw:frame>
        <draw:frame draw:style-name="gr5" draw:text-style-name="P14" draw:layer="layout" svg:width="4.2cm" svg:height="1.673cm" svg:x="20.6cm" svg:y="6.828cm">
          <draw:text-box>
            <text:p text:style-name="P3"><text:span text:style-name="T7">Transport</text:span></text:p>
          </draw:text-box>
        </draw:frame>
        <draw:custom-shape draw:style-name="gr11" draw:text-style-name="P7" draw:layer="layout" svg:width="17.2cm" svg:height="3.936cm" svg:x="0.1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4" draw:layer="layout" svg:width="4.2cm" svg:height="1.673cm" svg:x="1.151cm" svg:y="6.829cm">
          <draw:text-box>
            <text:p text:style-name="P3"><text:span text:style-name="T7">Informatif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7.567cm" svg:height="8.266cm" svg:x="0cm" svg:y="6.726cm">
          <draw:image xlink:href="Pictures/1000020100000925000002BE2C6BC49FCE00AFB5.png" xlink:type="simple" xlink:show="embed" xlink:actuate="onLoad" loext:mime-type="image/png">
            <text:p/>
          </draw:image>
        </draw:frame>
        <draw:custom-shape draw:style-name="gr2" draw:text-style-name="P2" draw:layer="layout" svg:width="8.665cm" svg:height="3.544cm" svg:x="0.097cm" svg:y="11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348cm" svg:height="0.962cm" svg:x="1.654cm" svg:y="11.752cm">
          <draw:text-box>
            <text:p text:style-name="P3"><text:span text:style-name="T1">Inventaire</text:span></text:p>
          </draw:text-box>
        </draw:frame>
        <draw:custom-shape draw:style-name="gr4" draw:text-style-name="P5" draw:layer="layout" svg:width="12.602cm" svg:height="3.544cm" svg:x="9.077cm" svg:y="11.7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3.6cm" svg:height="1.673cm" svg:x="9.3cm" svg:y="11.752cm">
          <draw:text-box>
            <text:p text:style-name="P3"><text:span text:style-name="T2">Recherche</text:span></text:p>
          </draw:text-box>
        </draw:frame>
        <draw:custom-shape draw:style-name="gr6" draw:text-style-name="P7" draw:layer="layout" svg:width="6.968cm" svg:height="3.936cm" svg:x="20.6cm" svg:y="6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512cm" svg:height="3.5cm" svg:x="22.055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.967cm" svg:height="2.727cm" svg:x="20.6cm" svg:y="2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4.2cm" svg:height="1.673cm" svg:x="22cm" svg:y="11.727cm">
          <draw:text-box>
            <text:p text:style-name="P3"><text:span text:style-name="T3">Commande</text:span></text:p>
          </draw:text-box>
        </draw:frame>
        <draw:custom-shape draw:style-name="gr9" draw:text-style-name="P11" draw:layer="layout" svg:width="1.378cm" svg:height="1.182cm" draw:transform="rotate (1.5707963267949) translate (23.577cm 6.7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3" draw:layer="layout" svg:width="6.063cm" svg:height="2.931cm" svg:x="21.117cm" svg:y="2.6cm">
          <draw:text-box>
            <text:p text:style-name="P3"><text:span text:style-name="T4">Facturation</text:span></text:p>
            <text:p text:style-name="P3"><text:span text:style-name="T5"/></text:p>
            <text:p text:style-name="P12"><text:span text:style-name="T6">€</text:span><text:span text:style-name="T6">/$</text:span></text:p>
          </draw:text-box>
        </draw:frame>
        <draw:frame draw:style-name="gr5" draw:text-style-name="P14" draw:layer="layout" svg:width="4.2cm" svg:height="1.673cm" svg:x="20.6cm" svg:y="6.828cm">
          <draw:text-box>
            <text:p text:style-name="P3"><text:span text:style-name="T7">Transport</text:span></text:p>
          </draw:text-box>
        </draw:frame>
        <draw:custom-shape draw:style-name="gr11" draw:text-style-name="P7" draw:layer="layout" svg:width="17.2cm" svg:height="3.936cm" svg:x="0.1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4" draw:layer="layout" svg:width="4.2cm" svg:height="1.673cm" svg:x="1.151cm" svg:y="6.829cm">
          <draw:text-box>
            <text:p text:style-name="P3"><text:span text:style-name="T7">Informatif</text:span></text:p>
          </draw:text-box>
        </draw:frame>
        <draw:custom-shape draw:style-name="gr13" draw:text-style-name="P5" draw:layer="layout" svg:width="4cm" svg:height="2.8cm" svg:x="12.1cm" svg:y="0.6cm">
          <text:p/>
          <draw:enhanced-geometry svg:viewBox="0 0 21600 21600" draw:text-areas="0 0 21600 21600" draw:type="circular-arrow" draw:modifiers="-70.37163215636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6" draw:layer="layout" svg:width="4cm" svg:height="2.8cm" draw:transform="rotate (-1.03009332452706) translate (18.342cm -0.2cm)">
          <text:p/>
          <draw:enhanced-geometry svg:viewBox="0 0 21600 21600" draw:text-areas="0 0 21600 21600" draw:type="circular-arrow" draw:modifiers="-165.246103509179 -3.96573680970147 5073.382466077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8" draw:layer="layout" svg:width="4cm" svg:height="2.8cm" draw:transform="rotate (-1.99037347897433) translate (15.887cm 2.647cm)">
          <text:p/>
          <draw:enhanced-geometry svg:viewBox="0 0 21600 21600" draw:text-areas="0 0 21600 21600" draw:type="circular-arrow" draw:modifiers="-70.37163215636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6" draw:layer="layout" svg:width="4cm" svg:height="2.8cm" draw:transform="rotate (-3.02046680350139) translate (20.2cm 5.78cm)">
          <text:p/>
          <draw:enhanced-geometry svg:viewBox="0 0 21600 21600" draw:text-areas="0 0 21600 21600" draw:type="circular-arrow" draw:modifiers="-154.45871485788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7" draw:layer="layout" svg:width="4cm" svg:height="2.8cm" draw:transform="rotate (2.12930168743308) translate (12.178cm 5.408cm)">
          <text:p/>
          <draw:enhanced-geometry svg:viewBox="0 0 21600 21600" draw:text-areas="0 0 21600 21600" draw:type="circular-arrow" draw:modifiers="-70.37163215636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7" draw:layer="layout" svg:width="4cm" svg:height="2.8cm" draw:transform="rotate (1.09920836290602) translate (10.869cm 3.139cm)">
          <text:p/>
          <draw:enhanced-geometry svg:viewBox="0 0 21600 21600" draw:text-areas="0 0 21600 21600" draw:type="circular-arrow" draw:modifiers="-70.37163215636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7" draw:layer="layout" svg:width="4.506cm" svg:height="2.8cm" draw:transform="rotate (0.808785575374168) translate (2.8cm 3.459cm)">
          <text:p/>
          <draw:enhanced-geometry svg:viewBox="0 0 21600 21600" draw:text-areas="0 0 21600 21600" draw:type="circular-arrow" draw:modifiers="-163.745339425552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5" draw:layer="layout" svg:width="4cm" svg:height="2.8cm" draw:transform="rotate (-1.24878307980195) translate (8.335cm 1cm)">
          <text:p/>
          <draw:enhanced-geometry svg:viewBox="0 0 21600 21600" draw:text-areas="0 0 21600 21600" draw:type="circular-arrow" draw:modifiers="-154.45871485788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" draw:layer="layout" svg:width="4cm" svg:height="4.4cm" draw:transform="rotate (1.5707963267949) translate (3.4cm 7.8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21" draw:text-style-name="P8" draw:layer="layout" svg:width="5.947cm" svg:height="5.18cm" draw:transform="skewX (-6.04429390181339E-017) rotate (0.808785575374169) translate (2cm 9.501cm)">
          <text:p/>
          <draw:enhanced-geometry svg:viewBox="0 0 21600 21600" draw:text-areas="0 0 21600 21600" draw:mirror-vertical="true" draw:type="circular-arrow" draw:modifiers="-163.745339425552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7" draw:layer="layout" svg:width="4cm" svg:height="2.8cm" draw:transform="rotate (-1.24878307980195) translate (21.056cm 0.52cm)">
          <text:p/>
          <draw:enhanced-geometry svg:viewBox="0 0 21600 21600" draw:text-areas="0 0 21600 21600" draw:mirror-vertical="true" draw:type="circular-arrow" draw:modifiers="-154.45871485788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2" draw:layer="layout" svg:width="4cm" svg:height="4.4cm" draw:transform="rotate (-0.372976861151188) translate (8.403cm 5.045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24" draw:text-style-name="P18" draw:layer="layout" svg:width="3.014cm" svg:height="1.749cm" svg:x="15.186cm" svg:y="9.009cm">
            <text:p text:style-name="P3"><text:s text:c="3"/>FAC</text:p>
            <draw:enhanced-geometry svg:viewBox="0 0 21600 21600" draw:type="rectangle" draw:enhanced-path="M 0 0 L 21600 0 21600 21600 0 21600 0 0 Z N"/>
          </draw:custom-shape>
          <draw:custom-shape draw:name="Google Shape;408;p38_3" draw:style-name="gr25" draw:text-style-name="P20" draw:layer="layout" svg:width="3.07cm" svg:height="1.748cm" svg:x="13.086cm" svg:y="9.009cm">
            <text:p text:style-name="P19">TRA</text:p>
            <draw:enhanced-geometry draw:mirror-horizontal="false" draw:mirror-vertical="false" svg:viewBox="0 0 0 0" draw:text-areas="0 0 ?f5 ?f8" draw:type="ooxml-homePlate" draw:modifiers="3203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range-x-minimum="0" draw:handle-range-x-maximum="?f1" draw:handle-position="?f4 0"/>
            </draw:enhanced-geometry>
          </draw:custom-shape>
          <draw:custom-shape draw:name="Google Shape;408;p38_4" draw:style-name="gr26" draw:text-style-name="P21" draw:layer="layout" svg:width="3.07cm" svg:height="1.748cm" svg:x="10.572cm" svg:y="9.008cm">
            <text:p text:style-name="P19">COM</text:p>
            <draw:enhanced-geometry draw:mirror-horizontal="false" draw:mirror-vertical="false" svg:viewBox="0 0 0 0" draw:text-areas="0 0 ?f5 ?f8" draw:type="ooxml-homePlate" draw:modifiers="3203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range-x-minimum="0" draw:handle-range-x-maximum="?f1" draw:handle-position="?f4 0"/>
            </draw:enhanced-geometry>
          </draw:custom-shape>
          <draw:custom-shape draw:name="Google Shape;408;p38_1" draw:style-name="gr27" draw:text-style-name="P22" draw:layer="layout" svg:width="3.07cm" svg:height="1.748cm" svg:x="8.058cm" svg:y="9.009cm">
            <text:p text:style-name="P19">INV</text:p>
            <draw:enhanced-geometry draw:mirror-horizontal="false" draw:mirror-vertical="false" svg:viewBox="0 0 0 0" draw:text-areas="0 0 ?f5 ?f8" draw:type="ooxml-homePlate" draw:modifiers="3203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range-x-minimum="0" draw:handle-range-x-maximum="?f1" draw:handle-position="?f4 0"/>
            </draw:enhanced-geometry>
          </draw:custom-shape>
          <draw:custom-shape draw:name="Google Shape;408;p38_0" draw:style-name="gr28" draw:text-style-name="P23" draw:layer="layout" svg:width="3.07cm" svg:height="1.748cm" svg:x="5.544cm" svg:y="9.008cm">
            <text:p text:style-name="P19">REC</text:p>
            <draw:enhanced-geometry draw:mirror-horizontal="false" draw:mirror-vertical="false" svg:viewBox="0 0 0 0" draw:text-areas="0 0 ?f5 ?f8" draw:type="ooxml-homePlate" draw:modifiers="3203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range-x-minimum="0" draw:handle-range-x-maximum="?f1" draw:handle-position="?f4 0"/>
            </draw:enhanced-geometry>
          </draw:custom-shape>
          <draw:custom-shape draw:name="Google Shape;408;p38" draw:style-name="gr29" draw:text-style-name="P20" draw:layer="layout" svg:width="3.07cm" svg:height="1.748cm" svg:x="3.03cm" svg:y="9.007cm">
            <text:p text:style-name="P19">INF</text:p>
            <draw:enhanced-geometry draw:mirror-horizontal="false" draw:mirror-vertical="false" svg:viewBox="0 0 0 0" draw:text-areas="0 0 ?f5 ?f8" draw:type="ooxml-homePlate" draw:modifiers="3203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range-x-minimum="0" draw:handle-range-x-maximum="?f1" draw:handle-position="?f4 0"/>
            </draw:enhanced-geometry>
          </draw:custom-shape>
          <draw:custom-shape draw:style-name="gr30" draw:text-style-name="P3" draw:layer="layout" svg:width="2.6cm" svg:height="0.8cm" svg:x="5.9cm" svg:y="6.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3.6cm" svg:height="3.2cm" svg:x="4.1cm" svg:y="6.407cm">
            <text:p/>
            <draw:enhanced-geometry svg:viewBox="0 0 21600 21600" draw:text-areas="0 0 21600 21600" draw:mirror-vertical="false" draw:mirror-horizontal="true" draw:type="circular-arrow" draw:modifiers="-91.1881244982336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2" draw:text-style-name="P3" draw:layer="layout" svg:width="0.9cm" svg:height="1cm" svg:x="9.2cm" svg:y="7.83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3.6cm" svg:height="3.2cm" svg:x="6.5cm" svg:y="6.407cm">
            <text:p/>
            <draw:enhanced-geometry svg:viewBox="0 0 21600 21600" draw:text-areas="0 0 21600 21600" draw:mirror-vertical="false" draw:mirror-horizontal="tru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33" draw:text-style-name="P3" draw:layer="layout" svg:width="1.454cm" svg:height="1.878cm" svg:x="1.346cm" svg:y="9cm">
          <draw:image xlink:href="Pictures/10000201000000370000004739891F1E4D14FFC9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tillium Web" svg:font-family="'Titillium We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5:58:06.882474766</meta:creation-date>
    <dc:date>2022-07-07T18:44:03.380372422</dc:date>
    <meta:editing-duration>PT1H56M54S</meta:editing-duration>
    <meta:editing-cycles>5</meta:editing-cycles>
    <meta:generator>LibreOffice/6.4.7.2$Linux_X86_64 LibreOffice_project/40$Build-2</meta:generator>
    <meta:document-statistic meta:object-count="79"/>
  </office:meta>
</office:document-meta>
</file>